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4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 style:page-number="auto" fo:padding="0.049cm" fo:border="0.06pt solid #000000"/>
      <style:text-properties style:font-name="Verdana1" fo:font-size="16pt" officeooo:paragraph-rsid="002074bf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7" style:family="text">
      <style:text-properties fo:language="pt" fo:country="BR" style:text-underline-style="none" officeooo:rsid="001dc54f" style:font-size-asian="16pt"/>
    </style:style>
    <style:style style:name="T18" style:family="text">
      <style:text-properties style:font-name="Verdana1" fo:font-size="16pt" fo:language="pt" fo:country="B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7">Confira os sintomas da Dengue</text:span></text:p>
      <text:p text:style-name="P6"><text:span text:style-name="T18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4"><text:span text:style-name="T14"><text:tab/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56:21.554000000</dc:date>
    <meta:editing-duration>PT24M36S</meta:editing-duration>
    <meta:editing-cycles>1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